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courier new" svg:font-family="'courier new', courier, mono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2" style:family="paragraph" style:parent-style-name="Text_20_body" style:list-style-name="L2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3" style:family="paragraph" style:parent-style-name="Text_20_body" style:list-style-name="L3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4" style:family="paragraph" style:parent-style-name="Text_20_body" style:list-style-name="L4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5" style:family="paragraph" style:parent-style-name="Text_20_body" style:list-style-name="L5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6" style:family="paragraph" style:parent-style-name="Text_20_body" style:list-style-name="L6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7" style:family="paragraph" style:parent-style-name="Text_20_body">
      <style:paragraph-properties fo:margin-left="0in" fo:margin-right="0in" style:line-height-at-least="0.2291in" fo:widows="1" fo:text-indent="0in" style:auto-text-indent="false"/>
    </style:style>
    <style:style style:name="P8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 fo:font-weight="bold"/>
    </style:style>
    <style:style style:name="P9" style:family="paragraph" style:parent-style-name="Text_20_body" style:list-style-name="L1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0" style:family="paragraph" style:parent-style-name="Text_20_body" style:list-style-name="L2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1" style:family="paragraph" style:parent-style-name="Text_20_body" style:list-style-name="L3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2" style:family="paragraph" style:parent-style-name="Text_20_body" style:list-style-name="L4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3" style:family="paragraph" style:parent-style-name="Text_20_body" style:list-style-name="L5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4" style:family="paragraph" style:parent-style-name="Text_20_body" style:list-style-name="L3">
      <style:paragraph-properties fo:margin-top="0in" fo:margin-bottom="0in" loext:contextual-spacing="false" style:line-height-at-least="0.2291in" fo:widows="1"/>
    </style:style>
    <style:style style:name="P15" style:family="paragraph" style:parent-style-name="Heading_20_3">
      <style:text-properties fo:font-variant="normal" fo:text-transform="none" fo:color="#000000" style:font-name="Helvetica Neue" fo:letter-spacing="normal" fo:font-style="normal"/>
    </style:style>
    <style:style style:name="P16" style:family="paragraph" style:parent-style-name="Heading_20_3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letter-spacing="normal" fo:font-style="normal"/>
    </style:style>
    <style:style style:name="P17" style:family="paragraph" style:parent-style-name="Heading_20_4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/>
    </style:style>
    <style:style style:name="T1" style:family="text"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courier new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3">MAXFLOW AND MINCUT STUDY GUIDE</text:h>
      <text:p text:style-name="P7"/>
      <text:h text:style-name="P16" text:outline-level="3">Key Concepts</text:h>
      <text:p text:style-name="P8">Maxflow, mincut, and Ford-Fulkerson basics</text:p>
      <text:list xml:id="list6301835986467529214" text:style-name="L1">
        <text:list-item>
          <text:p text:style-name="P9">What is an st-flow f? Assignment of value to every edge.</text:p>
        </text:list-item>
        <text:list-item>
          <text:p text:style-name="P9">What is an st-cut (A, B)? Partition of vertices into two sets A and B, with s in A and t in B.</text:p>
        </text:list-item>
        <text:list-item>
          <text:p text:style-name="P9">What is the maxflow problem? What is the mincut problem?</text:p>
        </text:list-item>
        <text:list-item>
          <text:p text:style-name="P9">What is the maxflow-mincut theorem?</text:p>
        </text:list-item>
        <text:list-item>
          <text:p text:style-name="P9">How do we find an augmenting path from s to t? BFS, but with the special rule that we don't traverse a forward edge if full or a backward edge if empty.</text:p>
        </text:list-item>
        <text:list-item>
          <text:p text:style-name="P1">Given a maxflow, how can we compute a mincut? Try to find an augmenting path using algorithm above. The s side of the st-cut is every vertex reachable from the source.</text:p>
        </text:list-item>
      </text:list>
      <text:p text:style-name="P8">Ford-Fulkerson details</text:p>
      <text:list xml:id="list172893067659156516" text:style-name="L2">
        <text:list-item>
          <text:p text:style-name="P10">How do we know that Ford-Fulkerson terminates when all capacities are integers?</text:p>
        </text:list-item>
        <text:list-item>
          <text:p text:style-name="P10">How do we know that Ford-Fulkerson computes a maxflow (assuming it terminates)?</text:p>
        </text:list-item>
        <text:list-item>
          <text:p text:style-name="P2">What are some different strategies for picking an augmenting path? Why is DFS potentially very bad?</text:p>
        </text:list-item>
      </text:list>
      <text:p text:style-name="P8">Residual network</text:p>
      <text:list xml:id="list4159047511966609388" text:style-name="L3">
        <text:list-item>
          <text:p text:style-name="P11">Represent spare capacity on each edge, in both forward and backward directions.</text:p>
        </text:list-item>
        <text:list-item>
          <text:p text:style-name="P14"><text:span text:style-name="T1">Use mutable </text:span><text:span text:style-name="Teletype"><text:span text:style-name="T2">FlowEdge</text:span></text:span><text:span text:style-name="T1"> instead of immutable </text:span><text:span text:style-name="Teletype"><text:span text:style-name="T2">DirectedEdge</text:span></text:span><text:span text:style-name="T1">.</text:span></text:p>
        </text:list-item>
        <text:list-item>
          <text:p text:style-name="P3">Edge v-&gt;w appears in both v's adjacency list and w's adjacency list. Why?</text:p>
        </text:list-item>
      </text:list>
      <text:h text:style-name="P16" text:outline-level="3">Recommended Problems</text:h>
      <text:h text:style-name="P17" text:outline-level="4">C level</text:h>
      <text:list xml:id="list3484034168998054040" text:style-name="L4">
        <text:list-item>
          <text:p text:style-name="P12">Fall 2011, #11</text:p>
        </text:list-item>
        <text:list-item>
          <text:p text:style-name="P12">Spring 2012, #11</text:p>
        </text:list-item>
        <text:list-item>
          <text:p text:style-name="P4">Fall 2012, #6</text:p>
        </text:list-item>
      </text:list>
      <text:h text:style-name="P17" text:outline-level="4">B level</text:h>
      <text:list xml:id="list4192028093828174897" text:style-name="L5">
        <text:list-item>
          <text:p text:style-name="P13">Textbook 6.36</text:p>
        </text:list-item>
        <text:list-item>
          <text:p text:style-name="P5">Textbook 6.38</text:p>
        </text:list-item>
      </text:list>
      <text:h text:style-name="P17" text:outline-level="4">A level</text:h>
      <text:list xml:id="list5707076292538003547" text:style-name="L6">
        <text:list-item>
          <text:p text:style-name="P6">Textbook 6.37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courier new" svg:font-family="'courier new', courier, mono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S</meta:editing-duration>
    <meta:editing-cycles>3</meta:editing-cycles>
    <meta:generator>LibreOffice/4.3.5.2$Windows_x86 LibreOffice_project/3a87456aaa6a95c63eea1c1b3201acedf0751bd5</meta:generator>
    <dc:date>2015-01-20T16:17:02.945000000</dc:date>
    <meta:document-statistic meta:table-count="0" meta:image-count="0" meta:object-count="0" meta:page-count="1" meta:paragraph-count="27" meta:word-count="241" meta:character-count="1293" meta:non-whitespace-character-count="1097"/>
    <meta:user-defined meta:name="Info 1"/>
    <meta:user-defined meta:name="Info 2"/>
    <meta:user-defined meta:name="Info 3"/>
    <meta:user-defined meta:name="Info 4"/>
  </office:meta>
</office:document-meta>
</file>